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5.55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6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>
            <text:p>Type of Tip</text:p>
          </table:table-cell>
          <table:table-cell table:style-name="ce1"/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  <table:table-cell table:style-name="ce1"/>
          <table:table-cell table:style-name="ce1" office:value-type="string" calcext:value-type="string">
            <text:p>Trial Number</text:p>
          </table:table-cell>
          <table:table-cell table:style-name="ce1" office:value-type="string" calcext:value-type="string">
            <text:p>Sweets on Table</text:p>
          </table:table-cell>
          <table:table-cell table:style-name="ce1" office:value-type="string" calcext:value-type="string">
            <text:p>Separated Sweets</text:p>
          </table:table-cell>
          <table:table-cell table:style-name="ce1" office:value-type="string" calcext:value-type="string">
            <text:p>Unseparated Sweets</text:p>
          </table:table-cell>
          <table:table-cell table:style-name="ce1" office:value-type="string" calcext:value-type="string">
            <text:p>Percentage Separate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OUBLE TILT</text:p>
          </table:table-cell>
          <table:table-cell office:value-type="string" calcext:value-type="string">
            <text:p>Degrees</text:p>
          </table:table-cell>
          <table:table-cell table:formula="of:=1.1*(180/3.14)" office:value-type="float" office:value="63.0573248407643" calcext:value-type="float">
            <text:p>63.0573248408</text:p>
          </table:table-cell>
          <table:table-cell table:style-name="ce2" table:formula="of:=1.4*(180/3.14)" office:value-type="float" office:value="80.2547770700637" calcext:value-type="float">
            <text:p>80.25477707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G3]-[.H3]" office:value-type="float" office:value="4" calcext:value-type="float">
            <text:p>4</text:p>
          </table:table-cell>
          <table:table-cell table:formula="of:=[.H3]/[.G3]*100" office:value-type="float" office:value="42.8571428571429" calcext:value-type="float">
            <text:p>42.8571428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dians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style-name="ce3" office:value-type="string" calcext:value-type="string" table:number-columns-spanned="1" table:number-rows-spanned="3">
            <text:p>TRIAL FROM FULL BOW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G4]-[.H4]" office:value-type="float" office:value="3" calcext:value-type="float">
            <text:p>3</text:p>
          </table:table-cell>
          <table:table-cell table:formula="of:=[.H4]/[.G4]*100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remental increase after 1 tip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G5]-[.H5]" office:value-type="float" office:value="3" calcext:value-type="float">
            <text:p>3</text:p>
          </table:table-cell>
          <table:table-cell table:formula="of:=[.H5]/[.G5]*100" office:value-type="float" office:value="57.1428571428571" calcext:value-type="float">
            <text:p>57.14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l bowl has 12 sweets</text:p>
          </table:table-cell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G6]-[.H6]" office:value-type="float" office:value="7" calcext:value-type="float">
            <text:p>7</text:p>
          </table:table-cell>
          <table:table-cell table:formula="of:=[.H6]/[.G6]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ght = 0.08</text:p>
          </table:table-cell>
          <table:table-cell/>
          <table:table-cell office:value-type="string" calcext:value-type="string">
            <text:p>Radians</text:p>
          </table:table-cell>
          <table:table-cell office:value-type="string" calcext:value-type="string">
            <text:p>Degre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G7]-[.H7]" office:value-type="float" office:value="2" calcext:value-type="float">
            <text:p>2</text:p>
          </table:table-cell>
          <table:table-cell table:formula="of:=[.H7]/[.G7]*100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 each tip – increase in angle by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2" table:formula="of:=[.C8]*(180/3.14)" office:value-type="float" office:value="11.4649681528662" calcext:value-type="float">
            <text:p>11.4649681529</text:p>
          </table:table-cell>
          <table:table-cell table:number-columns-repeated="2"/>
          <table:table-cell table:formula="of:=AVERAGE([.G3:.G7])" office:value-type="float" office:value="6" calcext:value-type="float">
            <text:p>6</text:p>
          </table:table-cell>
          <table:table-cell table:formula="of:=AVERAGE([.H3:.H7])" office:value-type="float" office:value="2.2" calcext:value-type="float">
            <text:p>2.2</text:p>
          </table:table-cell>
          <table:table-cell table:formula="of:=AVERAGE([.I3:.I7])" office:value-type="float" office:value="3.8" calcext:value-type="float">
            <text:p>3.8</text:p>
          </table:table-cell>
          <table:table-cell table:formula="of:=AVERAGE([.J3:.J7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Trial Number</text:p>
          </table:table-cell>
          <table:table-cell table:style-name="ce1" office:value-type="string" calcext:value-type="string">
            <text:p>Sweets on Table</text:p>
          </table:table-cell>
          <table:table-cell table:style-name="ce1" office:value-type="string" calcext:value-type="string">
            <text:p>Separated Sweets</text:p>
          </table:table-cell>
          <table:table-cell table:style-name="ce1" office:value-type="string" calcext:value-type="string">
            <text:p>Unseparated Sweet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 table:number-columns-spanned="3" table:number-rows-spanned="11">
            <text:p>COMMENTS – <text:span text:style-name="T1">The double tilt method works quite well, especially from a high height, separating the sweets well. The main downsides to this method are sometimes they can get stuck so it may be useful to add a shake method as the bowl is tilted to cause the sweets to come unstuck.</text:span></text:p>
          </table:table-cell>
          <table:covered-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3">
            <text:p>TRIAL OVER TIME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covered-table-cell table:number-columns-repeated="3"/>
        </table:table-row>
        <table:table-row table:style-name="ro1">
          <table:table-cell table:number-columns-repeated="4"/>
          <table:covered-table-cell/>
          <table:table-cell office:value-type="float" office:value="3" calcext:value-type="float">
            <text:p>3</text:p>
          </table:table-cell>
          <table:table-cell table:number-columns-repeated="5"/>
          <table:covered-table-cell table:number-columns-repeated="3"/>
        </table:table-row>
        <table:table-row table:style-name="ro1">
          <table:table-cell table:number-columns-repeated="4"/>
          <table:covered-table-cell/>
          <table:table-cell office:value-type="float" office:value="4" calcext:value-type="float">
            <text:p>4</text:p>
          </table:table-cell>
          <table:table-cell table:number-columns-repeated="5"/>
          <table:covered-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covered-table-cell table:number-columns-repeated="3"/>
        </table:table-row>
        <table:table-row table:style-name="ro1">
          <table:table-cell table:number-columns-repeated="11"/>
          <table:covered-table-cell table:number-columns-repeated="3"/>
        </table:table-row>
        <table:table-row table:style-name="ro1">
          <table:table-cell table:number-columns-repeated="11"/>
          <table:covered-table-cell table:number-columns-repeated="3"/>
        </table:table-row>
        <table:table-row table:style-name="ro1">
          <table:table-cell table:number-columns-repeated="11"/>
          <table:covered-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rial Number</text:p>
          </table:table-cell>
          <table:table-cell table:style-name="ce1" office:value-type="string" calcext:value-type="string">
            <text:p>Sweets on Table</text:p>
          </table:table-cell>
          <table:table-cell table:style-name="ce1" office:value-type="string" calcext:value-type="string">
            <text:p>Separated Sweets</text:p>
          </table:table-cell>
          <table:table-cell table:style-name="ce1" office:value-type="string" calcext:value-type="string">
            <text:p>Unseparated Sweets</text:p>
          </table:table-cell>
          <table:table-cell table:style-name="ce1" office:value-type="string" calcext:value-type="string">
            <text:p>Percentage Separated</text:p>
          </table:table-cell>
          <table:table-cell/>
          <table:covered-table-cell table:number-columns-repeated="3"/>
        </table:table-row>
        <table:table-row table:style-name="ro1">
          <table:table-cell table:style-name="ce1" office:value-type="string" calcext:value-type="string">
            <text:p>HIGHER DOUBLE TILT</text:p>
          </table:table-cell>
          <table:table-cell office:value-type="string" calcext:value-type="string">
            <text:p>Degrees</text:p>
          </table:table-cell>
          <table:table-cell table:formula="of:=1.1*(180/3.14)" office:value-type="float" office:value="63.0573248407643" calcext:value-type="float">
            <text:p>63.0573248408</text:p>
          </table:table-cell>
          <table:table-cell table:style-name="ce2" table:formula="of:=1.4*(180/3.14)" office:value-type="float" office:value="80.2547770700637" calcext:value-type="float">
            <text:p>80.25477707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20]-[.H20]" office:value-type="float" office:value="2" calcext:value-type="float">
            <text:p>2</text:p>
          </table:table-cell>
          <table:table-cell table:formula="of:=[.H20]/[.G20]*100" office:value-type="float" office:value="71.4285714285714" calcext:value-type="float">
            <text:p>71.4285714286</text:p>
          </table:table-cell>
          <table:table-cell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Radians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style-name="ce3" office:value-type="string" calcext:value-type="string" table:number-columns-spanned="1" table:number-rows-spanned="3">
            <text:p>TRIAL FROM FULL BOW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G21]-[.H21]" office:value-type="float" office:value="2" calcext:value-type="float">
            <text:p>2</text:p>
          </table:table-cell>
          <table:table-cell table:formula="of:=[.H21]/[.G21]*100" office:value-type="float" office:value="66.6666666666667" calcext:value-type="float">
            <text:p>66.6666666667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Incremental increase after 1 tip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G22]-[.H22]" office:value-type="float" office:value="2" calcext:value-type="float">
            <text:p>2</text:p>
          </table:table-cell>
          <table:table-cell table:formula="of:=[.H22]/[.G22]*100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l bowl has 12 sweets</text:p>
          </table:table-cell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G23]-[.H23]" office:value-type="float" office:value="0" calcext:value-type="float">
            <text:p>0</text:p>
          </table:table-cell>
          <table:table-cell table:formula="of:=[.H23]/[.G23]*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ght = 0.13</text:p>
          </table:table-cell>
          <table:table-cell/>
          <table:table-cell office:value-type="string" calcext:value-type="string">
            <text:p>Radians</text:p>
          </table:table-cell>
          <table:table-cell office:value-type="string" calcext:value-type="string">
            <text:p>Degre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G24]-[.H24]" office:value-type="float" office:value="0" calcext:value-type="float">
            <text:p>0</text:p>
          </table:table-cell>
          <table:table-cell table:formula="of:=[.H24]/[.G24]*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 each tip – increase in angle by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2" table:formula="of:=[.C25]*(180/3.14)" office:value-type="float" office:value="11.4649681528662" calcext:value-type="float">
            <text:p>11.4649681529</text:p>
          </table:table-cell>
          <table:table-cell table:number-columns-repeated="2"/>
          <table:table-cell table:formula="of:=AVERAGE([.G20:.G24])" office:value-type="float" office:value="5.66666666666667" calcext:value-type="float">
            <text:p>5.6666666667</text:p>
          </table:table-cell>
          <table:table-cell table:formula="of:=AVERAGE([.H20:.H24])" office:value-type="float" office:value="3.66666666666667" calcext:value-type="float">
            <text:p>3.6666666667</text:p>
          </table:table-cell>
          <table:table-cell table:formula="of:=AVERAGE([.I20:.I24])" office:value-type="float" office:value="1.2" calcext:value-type="float">
            <text:p>1.2</text:p>
          </table:table-cell>
          <table:table-cell table:formula="of:=AVERAGE([.J20:.J2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Trial Number</text:p>
          </table:table-cell>
          <table:table-cell table:style-name="ce1" office:value-type="string" calcext:value-type="string">
            <text:p>Sweets on Table</text:p>
          </table:table-cell>
          <table:table-cell table:style-name="ce1" office:value-type="string" calcext:value-type="string">
            <text:p>Separated Sweets</text:p>
          </table:table-cell>
          <table:table-cell table:style-name="ce1" office:value-type="string" calcext:value-type="string">
            <text:p>Unseparated Sweets</text:p>
          </table:table-cell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3">
            <text:p>TRIAL OVER TIM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covered-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/>
          <table:covered-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6:20:32.415432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6:18:57.646299971</meta:creation-date>
    <dc:date>2016-04-06T17:26:14.570596027</dc:date>
    <meta:editing-duration>PT1H51S</meta:editing-duration>
    <meta:editing-cycles>42</meta:editing-cycles>
    <meta:generator>LibreOffice/4.2.8.2$Linux_X86_64 LibreOffice_project/420m0$Build-2</meta:generator>
    <meta:document-statistic meta:table-count="1" meta:cell-count="121" meta:object-count="0"/>
  </office:meta>
</office:document-meta>
</file>